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2db9d" officeooo:paragraph-rsid="0012db9d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36e95" officeooo:paragraph-rsid="00136e95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4b0b3" officeooo:paragraph-rsid="0014b0b3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61046" officeooo:paragraph-rsid="00161046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6e750" officeooo:paragraph-rsid="0016e750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2">
      <style:text-properties style:font-name="Liberation Mono" fo:font-size="10pt" officeooo:rsid="00161046" officeooo:paragraph-rsid="00161046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paragraph-rsid="00245ca1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6e750" officeooo:paragraph-rsid="00245ca1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paragraph-rsid="0012db9d" style:font-name-asian="Courier New" style:font-size-asian="10pt" style:font-name-complex="Liberation Mono" style:font-size-complex="10pt"/>
    </style:style>
    <style:style style:name="P11" style:family="paragraph" style:parent-style-name="Table_20_Contents">
      <loext:graphic-properties draw:fill="none"/>
      <style:paragraph-properties fo:margin-left="0.5in" fo:margin-right="0in" fo:text-indent="-0.5in" style:auto-text-indent="false" fo:background-color="transparent" text:number-lines="false" text:line-number="0"/>
      <style:text-properties style:font-name="Liberation Mono" fo:font-size="10pt" officeooo:rsid="00161046" officeooo:paragraph-rsid="00161046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1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61046" officeooo:paragraph-rsid="00200e89" style:font-name-asian="Courier New" style:font-size-asian="10pt" style:font-name-complex="Liberation Mono" style:font-size-complex="10pt"/>
    </style:style>
    <style:style style:name="T1" style:family="text">
      <style:text-properties officeooo:rsid="0012db9d"/>
    </style:style>
    <style:style style:name="T2" style:family="text">
      <style:text-properties officeooo:rsid="00136e95"/>
    </style:style>
    <style:style style:name="T3" style:family="text">
      <style:text-properties officeooo:rsid="0016e750"/>
    </style:style>
    <style:style style:name="T4" style:family="text">
      <style:text-properties officeooo:rsid="0018d1b7"/>
    </style:style>
    <style:style style:name="T5" style:family="text">
      <style:text-properties officeooo:rsid="00199893"/>
    </style:style>
    <style:style style:name="T6" style:family="text">
      <style:text-properties officeooo:rsid="0022c9f0"/>
    </style:style>
    <style:style style:name="T7" style:family="text">
      <style:text-properties officeooo:rsid="0024486a"/>
    </style:style>
    <style:style style:name="T8" style:family="text">
      <style:text-properties officeooo:rsid="00245ca1"/>
    </style:style>
    <style:style style:name="T9" style:family="text">
      <style:text-properties officeooo:rsid="001610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5<text:span text:style-name="T2">6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3">Choose World File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<text:span text:style-name="T1">d</text:span>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Start Application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4">DM <text:span text:style-name="T7">requires ability</text:span> to choose <text:span text:style-name="T3">world that he/she wants other players to involve on. There will be different worlds to choose from. DM can select one of them and start the application on the selected world</text:span>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6"><text:s text:c="3"/>1. DM clicks or selects the Choose World button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6253242437997601332" text:style-name="L1">
              <text:list-header>
                <text:p text:style-name="P12"><text:span text:style-name="T8"><text:s text:c="3"/>1. </text:span>DM clicks or selects Choose World File</text:p>
              </text:list-header>
            </text:list>
            <text:p text:style-name="P11"><text:span text:style-name="T8"><text:s text:c="3"/>2. </text:span>DM Choose which world need<text:span text:style-name="T6">ed</text:span> to be used <text:span text:style-name="T5">for application</text:span></text:p>
            <text:p text:style-name="P11"/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7643702502454415754" text:style-name="L2">
              <text:list-item>
                <text:p text:style-name="P7">Selected world would <text:span text:style-name="T4">be </text:span>active</text:p>
              </text:list-item>
            </text:list>
            <text:p text:style-name="P1"/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8"><text:span text:style-name="T9"><text:s text:c="3"/>1. DM wants to choose world when application is </text:span></text:p>
            <text:p text:style-name="P8"><text:span text:style-name="T9"><text:s text:c="6"/>started</text:span></text:p>
            <text:p text:style-name="P5"><text:s text:c="3"/>2. DM clicks or selects Choose World Fil<text:span text:style-name="T3">e</text:span></text:p>
            <text:p text:style-name="P9"><text:s text:c="3"/>3. Chosen or uploaded world <text:span text:style-name="T5">be saved and application </text:span></text:p>
            <text:p text:style-name="P9"><text:span text:style-name="T5"><text:s text:c="6"/>will start in that world</text:span></text:p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0"><text:span text:style-name="T1">None</text:span></text:p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1:00.591000000</dc:date>
    <meta:editing-duration>PT1H40M49S</meta:editing-duration>
    <meta:editing-cycles>2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32" meta:character-count="762" meta:non-whitespace-character-count="625"/>
  </office:meta>
</office:document-meta>
</file>